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StringXPathExpression.JaxenString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enStringXPathExpression.evaluateXPath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StringXPathExpression.JaxenString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